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dbc46"/>
    </style:style>
    <style:style style:name="T2" style:family="text">
      <style:text-properties officeooo:rsid="0028efed"/>
    </style:style>
    <style:style style:name="T3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1">Example 1: <text:s text:c="3"/>Echo keypresses</text:span></text:p>
          </table:table-cell>
          <table:table-cell table:style-name="Table1.B1" office:value-type="string">
            <text:p text:style-name="P6">Example 2: <text:s text:c="2"/><text:span text:style-name="T3">Print out askii character set</text:span></text:p>
          </table:table-cell>
        </table:table-row>
        <table:table-row>
          <table:table-cell table:style-name="Table1.A2" office:value-type="string">
            <text:p text:style-name="P3">int main (void) <text:s text:c="15"/></text:p>
            <text:p text:style-name="P3"><text:s text:c="2"/>{setup_328_HW;</text:p>
            <text:p text:style-name="P3"><text:s text:c="2"/>Char_to_PC('?');</text:p>
            <text:p text:style-name="P3"><text:s text:c="2"/>_delay_ms(10);</text:p>
            <text:p text:style-name="P3"><text:s text:c="2"/>newline;</text:p>
            <text:p text:style-name="P3">while(1){</text:p>
            <text:p text:style-name="P3">Char_to_PC_Local(waitforkeypress());}</text:p>
            <text:p text:style-name="P3">return 1;</text:p>
          </table:table-cell>
          <table:table-cell table:style-name="Table1.B2" table:number-rows-spanned="3" office:value-type="string">
            <text:p text:style-name="P3">int main (void) <text:s text:c="23"/></text:p>
            <text:p text:style-name="P3">{char symbol;</text:p>
            <text:p text:style-name="P3">setup_328_HW;</text:p>
            <text:p text:style-name="P3">newline;</text:p>
            <text:p text:style-name="P3">symbol = '!';</text:p>
            <text:p text:style-name="P3">while(symbol &lt;= '~'){</text:p>
            <text:p text:style-name="P3">Char_to_PC_Local(symbol);</text:p>
            <text:p text:style-name="P3">_delay_ms(10);</text:p>
            <text:p text:style-name="P3">symbol++;}</text:p>
            <text:p text:style-name="P3">waitforkeypress();</text:p>
            <text:p text:style-name="P3">SW_reset;</text:p>
            <text:p text:style-name="P3">return 1; }</text:p>
          </table:table-cell>
        </table:table-row>
        <table:table-row>
          <table:table-cell table:style-name="Table1.A2" office:value-type="string">
            <text:p text:style-name="P6">Example 3: <text:s text:c="2"/><text:span text:style-name="T3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 <text:s text:c="23"/></text:p>
            <text:p text:style-name="P3">{setup_328_HW;</text:p>
            <text:p text:style-name="P3">while(!(isCharavailable(50)))Char_to_PC('?');</text:p>
            <text:p text:style-name="P3">newline;</text:p>
            <text:p text:style-name="P3">Char_to_PC(Char_from_PC());</text:p>
            <text:p text:style-name="P3">while(1){</text:p>
            <text:p text:style-name="P3">if(isCharavailable(10))</text:p>
            <text:p text:style-name="P3">Char_to_PC(Char_from_PC());</text:p>
            <text:p text:style-name="P3">else break;}</text:p>
            <text:p text:style-name="P3">String_to_PC("Done\r\n");</text:p>
            <text:p text:style-name="P3">SW_reset;</text:p>
            <text:p text:style-name="P3"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6"><text:s/>Example 5: <text:s text:c="2"/><text:span text:style-name="T3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"/></text:p>
            <text:p text:style-name="P2">{char symbol = '!';</text:p>
            <text:p text:style-name="P2">setup_328_HW;</text:p>
            <text:p text:style-name="P2">newline;</text:p>
            <text:p text:style-name="P2">while(symbol &lt;= '~'){</text:p>
            <text:p text:style-name="P2">Num_to_PC_local(symbol);</text:p>
            <text:p text:style-name="P2">Char_to_PC_Local(symbol++);</text:p>
            <text:p text:style-name="P2">_delay_ms(50);</text:p>
            <text:p text:style-name="P2">if(!((symbol-'!')%8))newline;</text:p>
            <text:p text:style-name="P2">else Char_to_PC_Local('\t');}</text:p>
            <text:p text:style-name="P2">while(1);</text:p>
            <text:p text:style-name="P2">return 1;}</text:p>
          </table:table-cell>
        </table:table-row>
        <table:table-row>
          <table:table-cell table:style-name="Table1.A2" office:value-type="string">
            <text:p text:style-name="P6">Example 4: <text:s/><text:span text:style-name="T3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int main (void) <text:s text:c="13"/></text:p>
            <text:p text:style-name="P2">{ setup_328_HW;</text:p>
            <text:p text:style-name="P2"><text:s text:c="2"/>String_to_PC("\r\nDefining and using text strings\r\n");</text:p>
            <text:p text:style-name="P2"><text:s text:c="2"/>const char *message_1 = "Hello world\r\n";</text:p>
            <text:p text:style-name="P2"><text:s text:c="2"/>const char *message_2 = "Sending text to a PC\r\n";</text:p>
            <text:p text:style-name="P2"><text:s text:c="2"/>const char message_3[] = "Writing C programs and\r\n";</text:p>
            <text:p text:style-name="P2"><text:s text:c="2"/>const char message_4[] = "Uploading them to a device\r\n";</text:p>
            <text:p text:style-name="P2"><text:s text:c="2"/>String_to_PC(message_1);</text:p>
            <text:p text:style-name="P2"><text:s text:c="2"/>String_to_PC(message_2);</text:p>
            <text:p text:style-name="P2"><text:s text:c="2"/>String_to_PC(message_3);</text:p>
            <text:p text:style-name="P2"><text:s text:c="2"/>String_to_PC(message_4);</text:p>
            <text:p text:style-name="P2"><text:s text:c="2"/>return 1;}</text:p>
          </table:table-cell>
          <table:covered-table-cell/>
        </table:table-row>
        <table:table-row>
          <table:table-cell table:style-name="Table1.A2" office:value-type="string">
            <text:p text:style-name="P6">Example 6: <text:s/><text:span text:style-name="T3">Send numbers to PC</text:span></text:p>
          </table:table-cell>
          <table:table-cell table:style-name="Table1.B2" office:value-type="string">
            <text:p text:style-name="P6"><text:s/><text:span text:style-name="T2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text:s text:c="40"/></text:p>
            <text:p text:style-name="P4">{int i=0, number = 12345;</text:p>
            <text:p text:style-name="P4">char s[12];</text:p>
            <text:p text:style-name="P4">setup_328_HW;</text:p>
            <text:p text:style-name="P4">do{s[i++] = number % 10 + '0';}</text:p>
            <text:p text:style-name="P4">while ((number = number/10) &gt; 0);</text:p>
            <text:p text:style-name="P4">s[i] = '\0';</text:p>
            <text:p text:style-name="P4">for (int m = i; m &gt; 0; m--)</text:p>
            <text:p text:style-name="P4">Char_to_PC(s[m - 1]);</text:p>
            <text:p text:style-name="P4">return 1;}</text:p>
          </table:table-cell>
          <table:table-cell table:style-name="Table1.B2" table:number-rows-spanned="2" office:value-type="string">
            <text:p text:style-name="P2">int main (void) <text:s text:c="37"/></text:p>
            <text:p text:style-name="P2">{long num = 0;</text:p>
            <text:p text:style-name="P2">char keypress;</text:p>
            <text:p text:style-name="P2">setup_328_HW;</text:p>
            <text:p text:style-name="P2">while (1) {</text:p>
            <text:p text:style-name="P2">num = 0;Char_to_PC('?');</text:p>
            <text:p text:style-name="P2">while ((keypress = waitforkeypress()) != '\r')</text:p>
            <text:p text:style-name="P2">{num = num * 10 + keypress <text:s/>- '0'; send_int_num(num);}</text:p>
            <text:p text:style-name="P2">Num_to_PC(num * 2);</text:p>
            <text:p text:style-name="P2">Int_num_to_display(num*2);}</text:p>
            <text:p text:style-name="P2"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1-12T22:10:14.693000000</dc:date>
    <meta:editing-duration>PT40M20S</meta:editing-duration>
    <meta:editing-cycles>7</meta:editing-cycles>
    <meta:document-statistic meta:table-count="1" meta:image-count="0" meta:object-count="0" meta:page-count="2" meta:paragraph-count="84" meta:word-count="241" meta:character-count="2019" meta:non-whitespace-character-count="1660"/>
  </office:meta>
</office:document-meta>
</file>